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c54" officeooo:paragraph-rsid="0001b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for handling discrete constraints:</text:p>
      <text:p text:style-name="P1">1. <text:s/>Solve with linear projection approximation</text:p>
      <text:p text:style-name="P1">2. Convert to the form a/b ||b/(a+b) * r + x||_2^2 + b/2 || -a/(a + b) * r + q*round((y + x)/q) – y||_2^2</text:p>
      <text:p text:style-name="P1">3. Sol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1:40:40.442975768</meta:creation-date>
    <dc:date>2021-02-02T01:44:43.072042675</dc:date>
    <meta:editing-duration>PT4M2S</meta:editing-duration>
    <meta:editing-cycles>1</meta:editing-cycles>
    <meta:document-statistic meta:table-count="0" meta:image-count="0" meta:object-count="0" meta:page-count="1" meta:paragraph-count="4" meta:word-count="37" meta:character-count="199" meta:non-whitespace-character-count="164"/>
    <meta:generator>LibreOffice/5.1.6.2$Linux_X86_64 LibreOffice_project/10m0$Build-2</meta:generator>
  </office:meta>
</office:document-meta>
</file>